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AnnotationAdvisor.AsyncAnnotationAdvisor( @ Nullable Supplier &lt; Executor &gt; executor , @ Nullable Supplier &lt; AsyncUncaughtExceptionHandler &gt; exception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syncAnnotationAdvisor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AnnotationAdvisor.AsyncAnnotationAdvisor( @ Nullable Executor executor , @ Nullable AsyncUncaughtExceptionHandler excep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AnnotationAdvisor.buildAdvice( @ Nullable Supplier &lt; Executor &gt; executor , @ Nullable Supplier &lt; AsyncUncaughtExceptionHandler &gt; excep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Annotation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AnnotationAdvisor.setAsyncAnnotationType( Class &lt; ? extends Annotation &gt; async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AnnotationAdvisor.AsyncAnnotation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AnnotationAdvisor.buildPointcut( Set &lt; Class &lt; ? extends Annotation &gt; &gt; asyncAnnotationTyp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yncAnnotationAdvisor.get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